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宋体" svg:font-family="宋体"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Preformatted_20_Text" style:list-style-name="L1"/>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l retrato de Soña Juliana</text:p>
      <text:p text:style-name="Standard"/>
      <text:p text:style-name="Standard">Personajes : el funcionario (torturador), la empresaria (narco mayor), la torturada( científica que regresó a México para salvar a su país), el narrador (ex novio de la científica que se quedó en Francia y que vive becado por la empresaria). </text:p>
      <text:p text:style-name="Standard"/>
      <text:p text:style-name="Standard">Inicio : </text:p>
      <text:p text:style-name="Standard">Es el retrato de una muerta. Ha ido envejeciendo. Envejeció bien. </text:p>
      <text:p text:style-name="Standard"/>
      <text:p text:style-name="Standard">Fin : </text:p>
      <text:p text:style-name="Standard">Esta carta es una amenaza de muerte. O quita el retrato de su sitio inernet o mañana mismo le apagamos el sitio, el balaceamos la galería y le matamos a su perro. </text:p>
      <text:p text:style-name="Standard"/>
      <text:p text:style-name="Standard">Primera parte : Somos dos estudiantes mexicanos. Ella se regresa. Él se queda. Se separan. A ella la detienen, la torturan, la matan, disuelven su cuerpo en ácido. Encuentran su ADN en un vertedero común. A él le llega una foto por correo. Ella expresa un deseo con respecto a la foto. Después de su muerte, la foto comienza a envejecer. </text:p>
      <text:p text:style-name="Standard"/>
      <text:p text:style-name="Standard">Segunda parte : De alguna manera, el narrador sabe quien la mató. El funcionario asesino y la empresaria montan una colaboración, ganan elecciones, llegan al poder. La asesina un amigo. Un amigo que vino de visita, que la deseó y que cuando regresó perdió su trabajo y se hizo funcionario. Trabaja para una empresaria. Disuelve gente. El personaje principal es ese funcionario (inspirado en OZ : alguien con quien ella había tenido que ver). </text:p>
      <text:p text:style-name="Standard"/>
      <text:p text:style-name="Standard">Tercera parte : al funcionario le va bien, la foto envejece feliz. Al narrador le va mal. No quiere regresar. OZ le pide que trabaje para él. Trabajando para él es cuando descubre que a la torturada la torturaron, vejaron, mataron y disolvieron en ácido. (En México hay empresas que a eso se dedican). Él tiene que elegir. La situación es difícil. Decide trabajar para ellos. Tira la foto. </text:p>
      <text:p text:style-name="Standard"/>
      <text:p text:style-name="Standard">Cuarta parte : yo no sé donde recuperó usted esa foto, pero queremos que la saque de la exposición. A eso me dedico yo aquí : a amenazar personas. Otros ejecutan las amenazas. Vivimos la vejez de las personas de las que nos hicimos cargo. Nos va bien porque no hay justicia, nadie nos condena. Las cámaras se llaman perdonadoras. Son unas cámaras que inventaron los rusos (como las locomía, logofrenia, las de sabrina) y cuyo objetivo perdona al fotógrafo. Nos hicimos cargo de ellos y ahora vivimos una buena vida. Pensamos en ellos. De todos modos, somos demasiados en el mundo. Los más fuertes tenemos que sobrevivir pensando en quienes hicimos a un lado para poder tener espacio para vivir mejor. El narrador mata a la lectora. Bum. </text:p>
      <text:p text:style-name="Standard"/>
      <text:p text:style-name="Standard">FRAGMENTOS ÚTILES A PARTIR DE TODO LO ANTERIOR</text:p>
      <text:p text:style-name="Standard"/>
      <text:list xml:id="list527426471" text:style-name="L1">
        <text:list-item>
          <text:p text:style-name="P1">No queremos decir con esto que se trate de un anciano, simplemente de un hombre cuyo tiempo de latencia entre dos eyaculaciones sobrepasa las veinticuatro horas.</text:p>
        </text:list-item>
        <text:list-item>
          <text:p text:style-name="P1">(Por ahí habría que empezar el retrato de todos los hombres.)</text:p>
        </text:list-item>
        <text:list-item>
          <text:p text:style-name="P1">para ubicar a un personaje literario en París siendo consecuentes con el lugar común sólo existen esas dos opciones sociales: la nobleza o la buhardilla).</text:p>
        </text:list-item>
        <text:list-item>
          <text:p text:style-name="P1">Los ciegos sólo tienen ojos para el espacio exterior</text:p>
        </text:list-item>
        <text:list-item>
          <text:p text:style-name="P1">para ubicar a un personaje literario en París siendo consecuentes con el lugar común sólo existen esas dos opciones sociales: la nobleza o la buhardilla).</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宋体" svg:font-family="宋体"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宋体"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6-21T11:56:22</meta:creation-date>
    <dc:date>2011-06-21T12:55:53</dc:date>
    <meta:editing-duration>PT59M34S</meta:editing-duration>
    <meta:editing-cycles>2</meta:editing-cycles>
    <meta:generator>LibreOffice/3.3$Linux LibreOffice_project/330m19$Build-202</meta:generator>
    <meta:document-statistic meta:table-count="0" meta:image-count="0" meta:object-count="0" meta:page-count="1" meta:paragraph-count="16" meta:word-count="534" meta:character-count="3052"/>
  </office:meta>
</office:document-meta>
</file>